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8DEE33530804E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333333" draw:marker-start-width="0.35cm" draw:marker-end-width="0.35cm" draw:fill="solid" draw:fill-color="#b2b2b2" draw:textarea-horizontal-align="justify" draw:textarea-vertical-align="middle" draw:auto-grow-height="false" fo:min-height="8.5cm" fo:min-width="15.4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33333" draw:marker-start-width="0.35cm" draw:marker-end-width="0.35cm" draw:fill="solid" draw:fill-color="#ffffff" draw:textarea-horizontal-align="justify" draw:textarea-vertical-align="middle" draw:auto-grow-height="false" fo:min-height="5.92cm" fo:min-width="1.3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33333" draw:marker-start-width="0.35cm" draw:marker-end-width="0.35cm" draw:fill="none" draw:fill-color="#ffffff" draw:textarea-horizontal-align="justify" draw:textarea-vertical-align="middle" draw:auto-grow-height="false" fo:min-height="5.92cm" fo:min-width="1.35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33333" draw:marker-start-width="0.35cm" draw:marker-end-width="0.35cm" draw:fill="bitmap" draw:fill-color="#808080" draw:fill-image-name="Bitmap_20_1" style:repeat="repeat" draw:textarea-horizontal-align="justify" draw:textarea-vertical-align="middle" draw:auto-grow-height="false" fo:min-height="3.724cm" fo:min-width="3.474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svg:stroke-color="#333333" draw:marker-start-width="0.35cm" draw:marker-end-width="0.35cm" draw:fill="solid" draw:fill-color="#808080" draw:textarea-horizontal-align="justify" draw:textarea-vertical-align="middle" draw:auto-grow-height="false" fo:min-height="0.1cm" fo:min-width="0.84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33333" draw:marker-start-width="0.35cm" draw:marker-end-width="0.35cm" draw:fill="solid" draw:fill-color="#808080" draw:textarea-horizontal-align="justify" draw:textarea-vertical-align="middle" draw:auto-grow-height="false" fo:min-height="0.55cm" fo:min-width="2.28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333333" draw:marker-start-width="0.35cm" draw:marker-end-width="0.35cm" draw:fill="solid" draw:fill-color="#33333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bitmap" draw:fill-color="#808080" draw:fill-image-name="Bitmap_20_1" style:repeat="repeat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88cm" svg:y1="7.25cm" svg:x2="16.25cm" svg:y2="2cm">
          <text:p/>
        </draw:line>
        <draw:custom-shape draw:style-name="gr2" draw:text-style-name="P2" draw:layer="layout" svg:width="16.56cm" svg:height="9.36cm" svg:x="1cm" svg:y="7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13.69657585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16cm" svg:height="6.48cm" svg:x="13.24cm" svg:y="8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24cm" svg:y1="10.74cm" svg:x2="15.4cm" svg:y2="10.74cm">
          <text:p/>
        </draw:line>
        <draw:custom-shape draw:style-name="gr5" draw:text-style-name="P4" draw:layer="layout" svg:width="2.163cm" svg:height="6.48cm" svg:x="13.237cm" svg:y="8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76cm" svg:height="5.76cm" svg:x="3.8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44cm" svg:height="0.72cm" svg:x="14.68cm" svg:y="6.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1.44cm" svg:height="0.72cm" svg:x="12.52cm" svg:y="6.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6" draw:layer="layout" svg:width="2.88cm" svg:height="1.44cm" draw:transform="rotate (-1.5707963267949) translate (19cm 9.01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7" draw:layer="layout" svg:width="0.288cm" svg:height="0.288cm" svg:x="16.12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080000000808DEE33530804EE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1T09:51:32.264645868</meta:creation-date>
    <dc:date>2024-09-21T10:05:17.151044439</dc:date>
    <meta:editing-duration>PT34S</meta:editing-duration>
    <meta:editing-cycles>1</meta:editing-cycles>
    <meta:document-statistic meta:object-count="10"/>
    <meta:generator>LibreOffice/7.3.7.2$Linux_X86_64 LibreOffice_project/30$Build-2</meta:generator>
  </office:meta>
</office:document-meta>
</file>